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 PL" svg:font-family="'Cascadia Code PL', 'Droid Sans Mono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681" officeooo:paragraph-rsid="0000f68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f681" officeooo:paragraph-rsid="0000f681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42a5f5" loext:opacity="100%" fo:font-weight="bold" officeooo:rsid="0000f681" officeooo:paragraph-rsid="0000f681" style:font-weight-asian="bold" style:font-weight-complex="bold"/>
    </style:style>
    <style:style style:name="P4" style:family="paragraph" style:parent-style-name="Standard">
      <style:text-properties fo:color="#d81b60" loext:opacity="100%" fo:font-weight="bold" officeooo:rsid="0000f681" officeooo:paragraph-rsid="0000f68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ú hamburguesa</text:p>
      <text:p text:style-name="P1"/>
      <text:p text:style-name="P3">HTML</text:p>
      <text:p text:style-name="P1">&lt;!-- Hamburguesa --&gt;</text:p>
      <text:p text:style-name="P1"><text:s text:c="8"/>&lt;div class="hamburger-menu"&gt;</text:p>
      <text:p text:style-name="P1"><text:s text:c="12"/>&lt;input id="menu__toggle" type="checkbox" /&gt;</text:p>
      <text:p text:style-name="P1"><text:s text:c="12"/>&lt;label class="menu__btn" for="menu__toggle" id="menu-btn"&gt;</text:p>
      <text:p text:style-name="P1"><text:s text:c="16"/>&lt;span&gt;&lt;/span&gt;</text:p>
      <text:p text:style-name="P1"><text:s text:c="12"/>&lt;/label&gt;</text:p>
      <text:p text:style-name="P1"><text:s text:c="12"/>&lt;ul class="menu__box"&gt;</text:p>
      <text:p text:style-name="P1"><text:s text:c="16"/>&lt;li&gt;&lt;a class="menu__item" href="index.html" id="active-box"&gt;Inicio&lt;/a&gt;&lt;/li&gt;</text:p>
      <text:p text:style-name="P1"><text:s text:c="16"/>&lt;li&gt;&lt;a class="menu__item" href="catalogo.html"&gt;Catálogo&lt;/a&gt;&lt;/li&gt;</text:p>
      <text:p text:style-name="P1"><text:s text:c="16"/>&lt;li&gt;&lt;a class="menu__item" href="#"&gt;Sobre Nosotros&lt;/a&gt;&lt;/li&gt;</text:p>
      <text:p text:style-name="P1"><text:s text:c="12"/>&lt;/ul&gt;</text:p>
      <text:p text:style-name="P1"><text:s text:c="8"/>&lt;/div&gt;</text:p>
      <text:p text:style-name="P1"/>
      <text:p text:style-name="P1"/>
      <text:p text:style-name="P4">CSS</text:p>
      <text:p text:style-name="P1">/******************* Menú Hamburguesa ******************/</text:p>
      <text:p text:style-name="P1">.hamburger-menu {</text:p>
      <text:p text:style-name="P1"><text:s text:c="4"/>visibility: hidden;</text:p>
      <text:p text:style-name="P1">}</text:p>
      <text:p text:style-name="P1"/>
      <text:p text:style-name="P1">#menu__toggle {</text:p>
      <text:p text:style-name="P1"><text:s text:c="4"/>opacity: 0;</text:p>
      <text:p text:style-name="P1">}</text:p>
      <text:p text:style-name="P1"/>
      <text:p text:style-name="P1">#menu__toggle:checked+.menu__btn&gt;span {</text:p>
      <text:p text:style-name="P1"><text:s text:c="4"/>transform: rotate(45deg);</text:p>
      <text:p text:style-name="P1">}</text:p>
      <text:p text:style-name="P1"/>
      <text:p text:style-name="P1">#menu__toggle:checked+.menu__btn&gt;span::before {</text:p>
      <text:p text:style-name="P1"><text:s text:c="4"/>top: 0;</text:p>
      <text:p text:style-name="P1"><text:s text:c="4"/>transform: rotate(0deg);</text:p>
      <text:p text:style-name="P1">}</text:p>
      <text:p text:style-name="P1"/>
      <text:p text:style-name="P1">#menu__toggle:checked+.menu__btn&gt;span::after {</text:p>
      <text:p text:style-name="P1"><text:s text:c="4"/>top: 0;</text:p>
      <text:p text:style-name="P1"><text:s text:c="4"/>transform: rotate(90deg);</text:p>
      <text:p text:style-name="P1">}</text:p>
      <text:p text:style-name="P1"/>
      <text:p text:style-name="P1">#menu__toggle:checked~.menu__box {</text:p>
      <text:p text:style-name="P1"><text:s text:c="4"/>right: 0 !important;</text:p>
      <text:p text:style-name="P1">}</text:p>
      <text:p text:style-name="P1"/>
      <text:p text:style-name="P1">.menu__btn {</text:p>
      <text:p text:style-name="P1"><text:s text:c="4"/>position: absolute;</text:p>
      <text:p text:style-name="P1"><text:s text:c="4"/>top: 65px;</text:p>
      <text:p text:style-name="P1"><text:s text:c="4"/>right: 65px;</text:p>
      <text:p text:style-name="P1"><text:s text:c="4"/>width: 30px;</text:p>
      <text:p text:style-name="P1"><text:s text:c="4"/>height: 40px;</text:p>
      <text:p text:style-name="P1"><text:s text:c="4"/>cursor: pointer;</text:p>
      <text:p text:style-name="P1"><text:soft-page-break/><text:s text:c="4"/>z-index: 4;</text:p>
      <text:p text:style-name="P1"><text:s text:c="4"/>padding: 10px;</text:p>
      <text:p text:style-name="P1">}</text:p>
      <text:p text:style-name="P1"/>
      <text:p text:style-name="P1">.menu__btn&gt;span,</text:p>
      <text:p text:style-name="P1">.menu__btn&gt;span::before,</text:p>
      <text:p text:style-name="P1">.menu__btn&gt;span::after {</text:p>
      <text:p text:style-name="P1"><text:s text:c="4"/>display: block;</text:p>
      <text:p text:style-name="P1"><text:s text:c="4"/>position: absolute;</text:p>
      <text:p text:style-name="P1"><text:s text:c="4"/>width: 100%;</text:p>
      <text:p text:style-name="P1"><text:s text:c="4"/>height: 3px;</text:p>
      <text:p text:style-name="P1"><text:s text:c="4"/>background-color: #616161;</text:p>
      <text:p text:style-name="P1"><text:s text:c="4"/>transition-duration: .25s;</text:p>
      <text:p text:style-name="P1">}</text:p>
      <text:p text:style-name="P1"/>
      <text:p text:style-name="P1">.menu__btn&gt;span::before {</text:p>
      <text:p text:style-name="P1"><text:s text:c="4"/>content: '';</text:p>
      <text:p text:style-name="P1"><text:s text:c="4"/>top: -10px;</text:p>
      <text:p text:style-name="P1">}</text:p>
      <text:p text:style-name="P1"/>
      <text:p text:style-name="P1">.menu__btn&gt;span::after {</text:p>
      <text:p text:style-name="P1"><text:s text:c="4"/>content: '';</text:p>
      <text:p text:style-name="P1"><text:s text:c="4"/>top: 10px;</text:p>
      <text:p text:style-name="P1">}</text:p>
      <text:p text:style-name="P1"/>
      <text:p text:style-name="P1">#menu__btn_checked {</text:p>
      <text:p text:style-name="P1"><text:s text:c="4"/>position: fixed;</text:p>
      <text:p text:style-name="P1">}</text:p>
      <text:p text:style-name="P1"/>
      <text:p text:style-name="P1">.menu__box {</text:p>
      <text:p text:style-name="P1"><text:s text:c="4"/>display: block;</text:p>
      <text:p text:style-name="P1"><text:s text:c="4"/>position: fixed;</text:p>
      <text:p text:style-name="P1"><text:s text:c="4"/>top: 0;</text:p>
      <text:p text:style-name="P1"><text:s text:c="4"/>right: -100%;</text:p>
      <text:p text:style-name="P1"><text:s text:c="4"/>width: 300px;</text:p>
      <text:p text:style-name="P1"><text:s text:c="4"/>height: 100%;</text:p>
      <text:p text:style-name="P1"><text:s text:c="4"/>margin: 0;</text:p>
      <text:p text:style-name="P1"><text:s text:c="4"/>padding: 103px 0;</text:p>
      <text:p text:style-name="P1"><text:s text:c="4"/>z-index: 2;</text:p>
      <text:p text:style-name="P1"><text:s text:c="4"/>list-style: none;</text:p>
      <text:p text:style-name="P1"><text:s text:c="4"/>background-color: rgba(255, 255, 255, 0.541);</text:p>
      <text:p text:style-name="P1"><text:s text:c="4"/>box-shadow: 2px 2px 6px rgba(0, 0, 0, .4);</text:p>
      <text:p text:style-name="P1"><text:s text:c="4"/>transition-duration: .25s;</text:p>
      <text:p text:style-name="P1">}</text:p>
      <text:p text:style-name="P1"/>
      <text:p text:style-name="P1">.menu__item {</text:p>
      <text:p text:style-name="P1"><text:s text:c="4"/>display: block;</text:p>
      <text:p text:style-name="P1"><text:s text:c="4"/>padding: 12px 24px;</text:p>
      <text:p text:style-name="P1"><text:s text:c="4"/>color: #333;</text:p>
      <text:p text:style-name="P1"><text:s text:c="4"/>font-family: 'Roboto', sans-serif;</text:p>
      <text:p text:style-name="P1"><text:s text:c="4"/>font-size: 20px;</text:p>
      <text:p text:style-name="P1"><text:s text:c="4"/>font-weight: 600;</text:p>
      <text:p text:style-name="P1"><text:soft-page-break/><text:s text:c="4"/>text-decoration: none;</text:p>
      <text:p text:style-name="P1"><text:s text:c="4"/>transition-duration: .25s;</text:p>
      <text:p text:style-name="P1">}</text:p>
      <text:p text:style-name="P1"/>
      <text:p text:style-name="P1">.menu__item:hover {</text:p>
      <text:p text:style-name="P1"><text:s text:c="4"/>background-color: #EBE8E9;</text:p>
      <text:p text:style-name="P1">}</text:p>
      <text:p text:style-name="P1"/>
      <text:p text:style-name="P1">.menu__item#active-box {</text:p>
      <text:p text:style-name="P1"><text:s text:c="4"/>font-weight: bold;</text:p>
      <text:p text:style-name="P1"><text:s text:c="4"/>color: white;</text:p>
      <text:p text:style-name="P1"><text:s text:c="4"/>background-color: #B2B2B2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 PL" svg:font-family="'Cascadia Code PL', 'Droid Sans Mono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3:37:49.238117269</meta:creation-date>
    <dc:date>2023-12-05T13:40:44.322536527</dc:date>
    <meta:editing-duration>PT2M55S</meta:editing-duration>
    <meta:editing-cycles>1</meta:editing-cycles>
    <meta:document-statistic meta:table-count="0" meta:image-count="0" meta:object-count="0" meta:page-count="3" meta:paragraph-count="100" meta:word-count="203" meta:character-count="2159" meta:non-whitespace-character-count="1709"/>
    <meta:generator>LibreOffice/7.3.7.2$Linux_X86_64 LibreOffice_project/30$Build-2</meta:generator>
  </office:meta>
</office:document-meta>
</file>